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c9b" officeooo:paragraph-rsid="0008dc9b"/>
    </style:style>
    <style:style style:name="P2" style:family="paragraph" style:parent-style-name="Standard">
      <style:text-properties officeooo:rsid="000950df" officeooo:paragraph-rsid="000950df"/>
    </style:style>
    <style:style style:name="P3" style:family="paragraph" style:parent-style-name="Standard">
      <style:text-properties officeooo:rsid="0009a2bf" officeooo:paragraph-rsid="0009a2bf"/>
    </style:style>
    <style:style style:name="T1" style:family="text">
      <style:text-properties officeooo:rsid="000950df"/>
    </style:style>
    <style:style style:name="T2" style:family="text">
      <style:text-properties officeooo:rsid="0009a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Mòdul: PROGRAMACIÓ WEB EN ENTORN CLIENT</text:p>
      <text:p text:style-name="P1">Curs: 2DAW</text:p>
      <text:p text:style-name="P1"/>
      <text:p text:style-name="P1">Examen Javascript Bàsic</text:p>
      <text:p text:style-name="P1"/>
      <text:p text:style-name="P1">1. Modificar el codi de la web d'Espais Naturals per a que la imatge mostrada canvíe en funció de sobre quin parràgraf passem el ratolí. Es a dir, si passem el ratoli per sobre del parràgraf del Buitre Leonado, es mostrarà la del Buitre Leonado, i així succesivament. Cambiar el color del parràgraf sobre el que passa el ratolí. <text:span text:style-name="T1">Manejador d'events semàntic.</text:span></text:p>
      <text:p text:style-name="P1"/>
      <text:p text:style-name="P1">2. Validar el formulari tenint en compte que és obligatori que tots els camps hagen estat modificats (no val el text per defecte) o sel.leccionats (ha de triar almenys una opció). Heu de mostrar missatges dels errors. Per a això heu de fer almenys una classe per als parràgrafs d'error que estaran ocults si tot és correcte, o es mostraran amb color roig si hi ha error en un o més camps.</text:p>
      <text:p text:style-name="P1">La validació es farà al final, quan pulsem el botó per a enviar el formulari. Si hi ha errors no ha de borrar els camps, els ha de borrar l'usuari a mà. <text:span text:style-name="T1">Manejador d'events com vullgueu.</text:span></text:p>
      <text:p text:style-name="P1"/>
      <text:p text:style-name="P1">3. Fer una pàgina amb un<text:span text:style-name="T2">a entrada</text:span> de text, de manera que si pren el focus, el fons de l'entrada de text serà groc i el tex<text:span text:style-name="T1">t «Focus en element», i si perd el focus el fons serà blau i el text «He perdut el focus». Heu de controlar els events fent ús de «this».</text:span></text:p>
      <text:p text:style-name="P1"/>
      <text:p text:style-name="P2">4. <text:span text:style-name="T2">Fes una pàgina amb 4 enllaços que apunten a les webs de 4 periòdics digitals diferents. El text de l'enllaç serà el nom del periòdic. En fer clic sobre qualsevol enllaç, ha d'apareixer un alert informant que es va a connectar a una URL externa, i indicant quina URL és. S'ha de fer ús del «this» a dintre de cada etiqueta.</text:span></text:p>
      <text:p text:style-name="P2"/>
      <text:p text:style-name="P3">5. Repeteix l'exercici anterior, fent-lo amb un manejador semàntic. No ha d'haver codi a dintre de cap etique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5-11-19T18:50:44.845003511</meta:creation-date>
    <dc:date>2015-11-20T16:29:41.476281044</dc:date>
    <dc:creator>administrador </dc:creator>
    <meta:editing-duration>PT10M35S</meta:editing-duration>
    <meta:editing-cycles>2</meta:editing-cycles>
    <meta:generator>LibreOffice/4.2.5.2$Linux_x86 LibreOffice_project/420m0$Build-2</meta:generator>
    <meta:document-statistic meta:table-count="0" meta:image-count="0" meta:object-count="0" meta:page-count="1" meta:paragraph-count="9" meta:word-count="316" meta:character-count="1698" meta:non-whitespace-character-count="1391"/>
  </office:meta>
</office:document-meta>
</file>